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2a96" officeooo:paragraph-rsid="00152a96"/>
    </style:style>
    <style:style style:name="P2" style:family="paragraph" style:parent-style-name="Standard">
      <style:text-properties officeooo:rsid="001714dc" officeooo:paragraph-rsid="001714dc"/>
    </style:style>
    <style:style style:name="P3" style:family="paragraph" style:parent-style-name="Standard">
      <style:text-properties officeooo:rsid="0018c438" officeooo:paragraph-rsid="0018c438"/>
    </style:style>
    <style:style style:name="P4" style:family="paragraph" style:parent-style-name="Standard">
      <style:text-properties officeooo:rsid="00194a96" officeooo:paragraph-rsid="00194a96"/>
    </style:style>
    <style:style style:name="P5" style:family="paragraph" style:parent-style-name="Standard">
      <style:text-properties officeooo:rsid="001a9e1a" officeooo:paragraph-rsid="001a9e1a"/>
    </style:style>
    <style:style style:name="P6" style:family="paragraph" style:parent-style-name="Standard">
      <style:text-properties officeooo:rsid="001c01e2" officeooo:paragraph-rsid="001c01e2"/>
    </style:style>
    <style:style style:name="P7" style:family="paragraph" style:parent-style-name="Standard">
      <style:text-properties officeooo:rsid="001d2c46" officeooo:paragraph-rsid="001d2c46"/>
    </style:style>
    <style:style style:name="P8" style:family="paragraph" style:parent-style-name="Standard">
      <style:text-properties officeooo:rsid="001e4660" officeooo:paragraph-rsid="001e4660"/>
    </style:style>
    <style:style style:name="P9" style:family="paragraph" style:parent-style-name="Standard">
      <style:text-properties officeooo:rsid="001fb201" officeooo:paragraph-rsid="001fb201"/>
    </style:style>
    <style:style style:name="P10" style:family="paragraph" style:parent-style-name="Standard">
      <style:text-properties officeooo:rsid="0021110a" officeooo:paragraph-rsid="0021110a"/>
    </style:style>
    <style:style style:name="P11" style:family="paragraph" style:parent-style-name="Standard">
      <style:text-properties officeooo:rsid="00217676" officeooo:paragraph-rsid="00217676"/>
    </style:style>
    <style:style style:name="P12" style:family="paragraph" style:parent-style-name="Standard">
      <style:text-properties officeooo:rsid="0021b285" officeooo:paragraph-rsid="0021b285"/>
    </style:style>
    <style:style style:name="P13" style:family="paragraph" style:parent-style-name="Standard">
      <style:text-properties officeooo:rsid="0022a835" officeooo:paragraph-rsid="0022a835"/>
    </style:style>
    <style:style style:name="P14" style:family="paragraph" style:parent-style-name="Standard">
      <style:text-properties officeooo:rsid="0023910f" officeooo:paragraph-rsid="0023910f"/>
    </style:style>
    <style:style style:name="P15" style:family="paragraph" style:parent-style-name="Standard">
      <style:text-properties officeooo:rsid="002571d3" officeooo:paragraph-rsid="002571d3"/>
    </style:style>
    <style:style style:name="P16" style:family="paragraph" style:parent-style-name="Standard">
      <style:text-properties officeooo:rsid="00264c21" officeooo:paragraph-rsid="00264c21"/>
    </style:style>
    <style:style style:name="P17" style:family="paragraph" style:parent-style-name="Standard">
      <style:text-properties officeooo:rsid="00283671" officeooo:paragraph-rsid="00283671"/>
    </style:style>
    <style:style style:name="P18" style:family="paragraph" style:parent-style-name="Standard">
      <style:text-properties officeooo:rsid="0029d4fb" officeooo:paragraph-rsid="0029d4fb"/>
    </style:style>
    <style:style style:name="P19" style:family="paragraph" style:parent-style-name="Standard">
      <style:text-properties officeooo:rsid="002b57d7" officeooo:paragraph-rsid="002b57d7"/>
    </style:style>
    <style:style style:name="P20" style:family="paragraph" style:parent-style-name="Standard">
      <style:text-properties officeooo:rsid="002f3eaa" officeooo:paragraph-rsid="002f3eaa"/>
    </style:style>
    <style:style style:name="P21" style:family="paragraph" style:parent-style-name="Standard">
      <style:text-properties officeooo:rsid="002ff9b6" officeooo:paragraph-rsid="002ff9b6"/>
    </style:style>
    <style:style style:name="P22" style:family="paragraph" style:parent-style-name="Standard">
      <style:text-properties officeooo:rsid="003149b8" officeooo:paragraph-rsid="003149b8"/>
    </style:style>
    <style:style style:name="P23" style:family="paragraph" style:parent-style-name="Standard">
      <style:text-properties officeooo:rsid="0033a9fe" officeooo:paragraph-rsid="0033a9fe"/>
    </style:style>
    <style:style style:name="P24" style:family="paragraph" style:parent-style-name="Standard">
      <style:text-properties officeooo:rsid="00357ec6" officeooo:paragraph-rsid="00357ec6"/>
    </style:style>
    <style:style style:name="P25" style:family="paragraph" style:parent-style-name="Standard">
      <style:text-properties officeooo:rsid="003c52d0" officeooo:paragraph-rsid="003c52d0"/>
    </style:style>
    <style:style style:name="P26" style:family="paragraph" style:parent-style-name="Standard">
      <style:text-properties officeooo:rsid="003fed8c" officeooo:paragraph-rsid="003d706d"/>
    </style:style>
    <style:style style:name="P27" style:family="paragraph" style:parent-style-name="Standard" style:list-style-name="L1">
      <style:text-properties officeooo:rsid="00357ec6" officeooo:paragraph-rsid="00357ec6"/>
    </style:style>
    <style:style style:name="P28" style:family="paragraph" style:parent-style-name="Standard" style:list-style-name="L1">
      <style:text-properties officeooo:rsid="003754bb" officeooo:paragraph-rsid="003754bb"/>
    </style:style>
    <style:style style:name="P29" style:family="paragraph" style:parent-style-name="Standard" style:list-style-name="L1">
      <style:text-properties officeooo:rsid="00394833" officeooo:paragraph-rsid="00394833"/>
    </style:style>
    <style:style style:name="P30" style:family="paragraph" style:parent-style-name="Standard" style:list-style-name="L1">
      <style:text-properties officeooo:rsid="003c52d0" officeooo:paragraph-rsid="003c52d0"/>
    </style:style>
    <style:style style:name="P31" style:family="paragraph" style:parent-style-name="Standard" style:list-style-name="L2">
      <style:text-properties officeooo:rsid="003c52d0" officeooo:paragraph-rsid="003c52d0"/>
    </style:style>
    <style:style style:name="P32" style:family="paragraph" style:parent-style-name="Standard" style:list-style-name="L2">
      <style:text-properties officeooo:rsid="003d706d" officeooo:paragraph-rsid="003d706d"/>
    </style:style>
    <style:style style:name="P33" style:family="paragraph" style:parent-style-name="Standard">
      <style:text-properties officeooo:rsid="00354641" officeooo:paragraph-rsid="00354641"/>
    </style:style>
    <style:style style:name="P34" style:family="paragraph" style:parent-style-name="Standard">
      <style:text-properties officeooo:rsid="00428094" officeooo:paragraph-rsid="00428094"/>
    </style:style>
    <style:style style:name="T1" style:family="text">
      <style:text-properties fo:font-weight="bold" style:font-weight-asian="bold" style:font-weight-complex="bold"/>
    </style:style>
    <style:style style:name="T2" style:family="text">
      <style:text-properties fo:font-weight="bold" officeooo:rsid="0021110a" style:font-weight-asian="bold" style:font-weight-complex="bold"/>
    </style:style>
    <style:style style:name="T3" style:family="text">
      <style:text-properties officeooo:rsid="001c01e2"/>
    </style:style>
    <style:style style:name="T4" style:family="text">
      <style:text-properties officeooo:rsid="001e4660"/>
    </style:style>
    <style:style style:name="T5" style:family="text">
      <style:text-properties officeooo:rsid="0021110a"/>
    </style:style>
    <style:style style:name="T6" style:family="text">
      <style:text-properties officeooo:rsid="002cf452"/>
    </style:style>
    <style:style style:name="T7" style:family="text">
      <style:text-properties officeooo:rsid="0033be3b"/>
    </style:style>
    <style:style style:name="T8" style:family="text">
      <style:text-properties style:text-position="super 58%"/>
    </style:style>
    <style:style style:name="T9" style:family="text">
      <style:text-properties style:text-position="0% 100%"/>
    </style:style>
    <style:style style:name="T10" style:family="text">
      <style:text-properties officeooo:rsid="004478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etch cycle</text:span>: PC holds address of next instuction, processor fetches instruction from memory location pointed to by PC, PC is incremented, instruction loaded into Instruction Register, PCU decodes the instruction and execute it</text:p>
      <text:p text:style-name="P2"><text:span text:style-name="T1">Execute cycle:</text:span> can be data transfer / transfer processing / control signals</text:p>
      <text:p text:style-name="P3"><text:span text:style-name="T1">CPU speed</text:span>: 1 Hz = 1 cycle per second</text:p>
      <text:p text:style-name="P3"><text:span text:style-name="T1">Interrupts</text:span> – suspends current activity and runs special code, can be hardwere interrupts of software interrupts (traps).</text:p>
      <text:p text:style-name="P4"><text:span text:style-name="T1">Memory</text:span>: 1 byte (1B) = 8 bits (8b), word is a squence of bytes, block is a sequence of words (KB), address is a location in memory (it speciifies the beginning a word or block).</text:p>
      <text:p text:style-name="P5"><text:span text:style-name="T1">Locality of reference</text:span>: <text:span text:style-name="T3">memory references tend to cluster (spatial locality) and the date maybe needed again (temporal locality).</text:span></text:p>
      <text:p text:style-name="P6"><text:span text:style-name="T1">Process</text:span> – a program in execution: thread of execution + current state + resources; <text:span text:style-name="T4">collection of one or more threads which share resources</text:span></text:p>
      <text:p text:style-name="P8"><text:span text:style-name="T1">Thread</text:span> – dispatchable unit of work, executed sequentially and interruptable</text:p>
      <text:p text:style-name="P7"><text:span text:style-name="T1">Page</text:span> – fixed-size block stored in secondary memory (virtual memory); <text:span text:style-name="T7">chunk of a process</text:span></text:p>
      <text:p text:style-name="P7"><text:span text:style-name="T1">Page frame </text:span>– fixed-size block in main memory; <text:span text:style-name="T7">chunk of memory</text:span></text:p>
      <text:p text:style-name="P8"><text:span text:style-name="T1">Virtual/logical address</text:span> – page number + offset</text:p>
      <text:p text:style-name="P8"><text:span text:style-name="T1">Real/physical address</text:span> – page frame number + offset</text:p>
      <text:p text:style-name="P8"><text:span text:style-name="T1">Page tables </text:span>– mapping between page and page frames (page table entry )</text:p>
      <text:p text:style-name="P8"><text:span text:style-name="T1">Hierarchical structure</text:span> – system is a series of levels which perform related subset of functions</text:p>
      <text:p text:style-name="P8"><text:span text:style-name="T1">Modular structure </text:span>– different functions carried out by different modules that communicate with each other</text:p>
      <text:p text:style-name="P9"><text:span text:style-name="T1">Address</text:span><text:span text:style-name="T2">ing modes</text:span>: immediate, direct, indirect, <text:span text:style-name="T5">register, register indirect, </text:span>stack</text:p>
      <text:p text:style-name="P9"><text:span text:style-name="T1">Numbers</text:span>: integer (fixed point), flouting point, packed decimal</text:p>
      <text:p text:style-name="P10"><text:span text:style-name="T1">2-address instruction format</text:span>: 4 bits opcode + 6 bits operand + 6 bits operand</text:p>
      <text:p text:style-name="P10">Advantages and disadvantages of more addresses in instruction format:</text:p>
      <text:p text:style-name="P10">-more complex (powerful) instruction, quicker (due to more inter-registers operations), less instructions needed, slower fetch/execution of instructions</text:p>
      <text:p text:style-name="P11"><text:span text:style-name="T1">Instruction cycle state diagram:</text:span> see page 43 in w04.pdf</text:p>
      <text:p text:style-name="P12"><text:span text:style-name="T1">Instruction fetch</text:span>: PC contains address of next instruction, address moved to MAR. address placed on addres bus, control unit requests memory read, instruction placed on data bus and copied to MBR and then to IR, PC inremeneted by 1</text:p>
      <text:p text:style-name="P13"><text:span text:style-name="T1">Instruction prefetch</text:span>: fetching of next instruction during execution of current instruction</text:p>
      <text:p text:style-name="P14"><text:span text:style-name="T1">Pipeline:</text:span> fetch, decode, calculate operands, fetch operands, execute instruction, write results</text:p>
      <text:p text:style-name="P14"><text:span text:style-name="T1">Branches</text:span>: prefetch branch target, loop buffer, branch prediction, delayed branching</text:p>
      <text:p text:style-name="P15"><text:span text:style-name="T1">Reduced Instruction Set Computer (RISC)</text:span>: limited and simple instruction set, emphasis on optimising instruction pipeline, many general registers (32-520), 1 addressing mode, large cache, small number of instructions (69 - 94)</text:p>
      <text:p text:style-name="P15"><text:span text:style-name="T1">Complex Instruction set</text:span> (<text:span text:style-name="T1">CISC):</text:span> large number of instructions (208-303), many addressing modes (4-22), few general registers (8-16)</text:p>
      <text:p text:style-name="P16"><text:span text:style-name="T1">Limitations of instruction level parallelism</text:span>: data dependency, procedural dependency, resource conflicts</text:p>
      <text:p text:style-name="P17"><text:span text:style-name="T1">Process termination</text:span>: normal completion, time limit exceeded, errors, deadlock…</text:p>
      <text:p text:style-name="P17"><text:span text:style-name="T1">Modes of execution</text:span>: user moder and kernel/system mode (more privileged mode)</text:p>
      <text:p text:style-name="P18"><text:span text:style-name="T1">Process switch</text:span>: clock interrupt (time slice), I/O interrupt, memory fault, trap, system call (file open)</text:p>
      <text:p text:style-name="P18"><text:span text:style-name="T1">Process items</text:span>: address space, global variables, pending alarms, signals, child processes</text:p>
      <text:p text:style-name="P18"><text:span text:style-name="T1">Thread items:</text:span> program counter, registers, stack, state</text:p>
      <text:p text:style-name="P19"><text:span text:style-name="T1">Concurrency</text:span> – several processes/threads have access to some shared resources</text:p>
      <text:p text:style-name="P19"><text:span text:style-name="T1">Condition for deadlock</text:span>: mutual exclusion + hold-and-wait <text:span text:style-name="T6">+ no preemption + circular wait</text:span></text:p>
      <text:p text:style-name="P20"><text:span text:style-name="T1">Resource allocation denial </text:span>(Banker’s algorithm: safe state (no deadlock) + unsafe state</text:p>
      <text:p text:style-name="P21"><text:span text:style-name="T1">Semaphores</text:span>: variables (integers) with states: wait (down/request) and signal (up/release)</text:p>
      <text:p text:style-name="P22"><text:soft-page-break/><text:span text:style-name="T1">Internal fragmentation</text:span> – for fixed partitioning, when program is loaded into memory it will occupy an entire partition</text:p>
      <text:p text:style-name="P22"><text:span text:style-name="T1">Memory allocation algorithms</text:span>: best fit, first fit, next fit,</text:p>
      <text:p text:style-name="P22"><text:span text:style-name="T1">External fragmentation</text:span>: holes in memory caused by fitting programs with different size than partition</text:p>
      <text:p text:style-name="P23"><text:span text:style-name="T1">Thrashing</text:span>: processor spends most if its swapping pieces (memory), some of them could be removed jest before they are needed</text:p>
      <text:p text:style-name="P33"><text:span text:style-name="T1">Translation Lookaside Buffer (TLB)</text:span> – high-speed cache for page table entries</text:p>
      <text:p text:style-name="P33"/>
      <text:p text:style-name="P34">CPU:</text:p>
      <text:p text:style-name="P34">-uniprogramming</text:p>
      <text:p text:style-name="P34">-multiprogramming</text:p>
      <text:p text:style-name="P34">-pipeline</text:p>
      <text:p text:style-name="P34">-superscalar</text:p>
      <text:p text:style-name="P34">-single threading</text:p>
      <text:p text:style-name="P34">-multi threading</text:p>
      <text:p text:style-name="P34">-multi core</text:p>
      <text:p text:style-name="P34">-multi processing</text:p>
      <text:p text:style-name="P34">-<text:span text:style-name="T10">instruction level parallelism</text:span></text:p>
      <text:p text:style-name="P34">-<text:span text:style-name="T10">concurrency</text:span></text:p>
      <text:p text:style-name="P34"/>
      <text:p text:style-name="P23"/>
      <text:p text:style-name="P22"/>
      <text:p text:style-name="P19"/>
      <text:p text:style-name="P24">QUIZ 1:</text:p>
      <text:p text:style-name="P24"/>
      <text:list xml:id="list3398694888" text:style-name="L1">
        <text:list-item>
          <text:p text:style-name="P27">Superscalar processors can execute several instructions at the same time.</text:p>
        </text:list-item>
        <text:list-item>
          <text:p text:style-name="P27">The concept of locality of reference means that during the run of a process the memory references tend to cluster.</text:p>
        </text:list-item>
        <text:list-item>
          <text:p text:style-name="P27">The main parts of an instruction are the opcode and the (addresses of the) operands.</text:p>
        </text:list-item>
        <text:list-item>
          <text:p text:style-name="P27">The bus consists of three lines: address, control, data.</text:p>
        </text:list-item>
        <text:list-item>
          <text:p text:style-name="P27">If the width of the address bus is 32 bits and one address identifies a byte-long word, then the directly addressable memory has size 4 GB. (2<text:span text:style-name="T8">32 </text:span><text:span text:style-name="T9">bits</text:span>).</text:p>
        </text:list-item>
        <text:list-item>
          <text:p text:style-name="P28">In a multicore system, the suitable policy for cache writes is write through.</text:p>
        </text:list-item>
        <text:list-item>
          <text:p text:style-name="P28">The other option suitable for a single CPU is write back. </text:p>
        </text:list-item>
        <text:list-item>
          <text:p text:style-name="P29">Program Counter (PC): contains the address of the next instruction to be processed.</text:p>
        </text:list-item>
        <text:list-item>
          <text:p text:style-name="P29">Program status word (PSW): contains status information about the currently executing process and the processor.</text:p>
        </text:list-item>
        <text:list-item>
          <text:p text:style-name="P29">Instruction Register (IR): contains the currently executed instruction</text:p>
        </text:list-item>
        <text:list-item>
          <text:p text:style-name="P30">Multiprogramming: several processes are executed in an interleaved way</text:p>
        </text:list-item>
        <text:list-item>
          <text:p text:style-name="P30">Fetch cycle: the content of the PC is put into the MAR so that it can be sent to the MM via the address lines of the bus. At the same time the CPU sends a read signal to the MM via the control lines of the bus. Then the MM sends the instruction to the MBR of the CPU via the data lines of the bus. The content of the MBR is copied into the IR so that the instruction can be executed.</text:p>
        </text:list-item>
        <text:list-item>
          <text:p text:style-name="P30">Pipielined processors can overlap various stages of the instruction cycle.</text:p>
        </text:list-item>
        <text:list-item>
          <text:p text:style-name="P30">Executing an instruction takes four cycles on avarage on a 2 GHz CPU. Thus this CPU is capable of 500 MIPS, i.e. executing one instruction takes 2 ns.</text:p>
        </text:list-item>
        <text:list-item>
          <text:p text:style-name="P30">Memory: First the cache is checked to see whether one of the lines contains the referenced word. In case of a hit, the word is delivered to the CPU. In case of a miss, the block containing the word has to be found in the MM. Then one of the lines in the cache is allocated and block is loaded in the cache. Also the word is delivered to the CPU.</text:p>
        </text:list-item>
        <text:list-item>
          <text:p text:style-name="P30"><text:soft-page-break/>The length of the lines (minus the tags) in the cache coincides with size of the blocks in MM</text:p>
        </text:list-item>
        <text:list-item>
          <text:p text:style-name="P30">The basic instruction cycle consist of the fetch and execute stages.</text:p>
        </text:list-item>
      </text:list>
      <text:p text:style-name="P25"/>
      <text:p text:style-name="P25">Quiz 2:</text:p>
      <text:list xml:id="list877550926" text:style-name="L2">
        <text:list-item>
          <text:p text:style-name="P31">Interrupt cycle: When an interrupt occurs, the content of the PC is put into the MBR so that it can be sent to the MM via the data lines of the bus. At the same time the CPU sends a write signal to the MM via the control lines of the bus and an address (e.g. the top of the stack) to the MM via the address lines of the bus. The content of the other registers can be saved in a similar way. Then the control unit updates the PC by the address of the first instruction of the ISP code, so that it can be fetched and the ISP can be execute.</text:p>
        </text:list-item>
        <text:list-item>
          <text:p text:style-name="P31">Threads belonging to the same process share all of the resources of the process.</text:p>
        </text:list-item>
        <text:list-item>
          <text:p text:style-name="P32">Monitors are programming language constructs to aid interprocess communication and in particular to achieve mutual exclusion. When a process is executing a procedure inside the moniter other processes are prevented from entering the monitor. A process can exit the monitor by performing a wait operation on a condition variable. On the other hand, when a processs performs a signal operation on a condition variable another process waiting on this condition variable is allowed back into the monitor. Thus perfroming a signal operation is usually the last instruction of a procedure inside the monitor.</text:p>
        </text:list-item>
        <text:list-item>
          <text:p text:style-name="P32">In the context of IPC, race condition means that the outcome of the computation depends on the order in which processes are executed.</text:p>
        </text:list-item>
        <text:list-item>
          <text:p text:style-name="P32">In the context of IPC priority inversion means that a low priority process in its critical section can prevent a high priority process to enter its critical section</text:p>
        </text:list-item>
        <text:list-item>
          <text:p text:style-name="P32">In the context of IPC mutual exclusion means that at any time only one process can be in its critical section.</text:p>
        </text:list-item>
        <text:list-item>
          <text:p text:style-name="P32">Semaphores are integer variables with two operation on them. When a process performs a wait operation on an empty semaphore, the process state is changed to blocked; if the semaphore is not empty, then its value is decremented by one and the process remains in the running state. When a process performs a signal operation, the state of one of the waiting processes is changed to ready; if there is no waiting process, then the semaphore value is incremented by one.</text:p>
        </text:list-item>
      </text:list>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6T13:22:06.150827871</meta:creation-date>
    <meta:generator>LibreOffice/6.3.5.2$Linux_X86_64 LibreOffice_project/30$Build-2</meta:generator>
    <dc:date>2020-05-16T23:40:58.059181182</dc:date>
    <meta:editing-duration>P2DT23H34M58S</meta:editing-duration>
    <meta:editing-cycles>41</meta:editing-cycles>
    <meta:document-statistic meta:table-count="0" meta:image-count="0" meta:object-count="0" meta:page-count="3" meta:paragraph-count="79" meta:word-count="1386" meta:character-count="8511" meta:non-whitespace-character-count="7214"/>
  </office:meta>
</office:document-meta>
</file>